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721, partition musicale. Contributeurs : Henry Louis Boubert de Corbeville, copiste. Versification suit la transcription Wikipédia, mais la graphie de l’original est conservée.</text:p>
      <text:p text:style-name="_3c_label_3e_">Récitatif</text:p>
      <text:h text:style-name="Heading_20_1" text:outline-level="1">Orphée<text:line-break/>Cantate avec simphonie par M. Rameau</text:h>
      <text:p text:style-name="_3c_label_3e_">Récitatif</text:p>
      <text:p text:style-name="_3c_l_3e_"><text:span text:style-name="_3c_pb_3e_">[2r]</text:span>Par le charme vainqueur d’un chant harmonieux</text:p>
      <text:p text:style-name="_3c_l_3e_">Orphé à l’empire des ombres</text:p>
      <text:p text:style-name="_3c_l_3e_">Arrachoit l’objet de ses vœux,</text:p>
      <text:p text:style-name="_3c_l_3e_">Et le fils de Venus dans ces routes trop sombres</text:p>
      <text:p text:style-name="_3c_l_3e_">Conduisoit son triomphe a l’esclat de ses feux.</text:p>
      <text:p text:style-name="_3c_l_3e_">Un plaisir seul manquoit <text:span text:style-name="_3c_pb_3e_">[2v]</text:span> à ce mortel heureux :</text:p>
      <text:p text:style-name="_3c_l_3e_">Pluton par une loy bizare</text:p>
      <text:p text:style-name="_3c_l_3e_">Avoit jusqu’au pied du Tenare</text:p>
      <text:p text:style-name="_3c_l_3e_">Contraint les regards amoureux ;</text:p>
      <text:p text:style-name="_3c_l_3e_">Mais de jeunes amours une escorte riante</text:p>
      <text:p text:style-name="_3c_l_3e_">Essaioit d’amuser son âme impatiente</text:p>
      <text:p text:style-name="_3c_l_3e_">Par les chants <text:span text:style-name="_3c_pb_3e_">[3r]</text:span> gratieux.</text:p>
      <text:p text:style-name="_3c_label_3e_">Air très gay. Nottes piequées</text:p>
      <text:p text:style-name="_3c_l_3e_"><text:span text:style-name="_3c_pb_3e_">[3v]</text:span> Que du bruit de tes hauts exploits</text:p>
      <text:p text:style-name="_3c_l_3e_"><text:span text:style-name="_3c_pb_3e_">[4r]</text:span> L’univers toujours retentisse.</text:p>
      <text:p text:style-name="_3c_l_3e_"><text:span text:style-name="_3c_pb_3e_">[4v]</text:span> Et qu’aux sons vainqueurs de ta voix</text:p>
      <text:p text:style-name="_3c_l_3e_">Désormais la terre obéisse.</text:p>
      <text:p text:style-name="_3c_l_3e_">L’enfer <text:span text:style-name="_3c_pb_3e_">[5r]</text:span> en respecte les loix.</text:p>
      <text:p text:style-name="_3c_l_3e_">Elle a sceu reparer <text:span text:style-name="_3c_pb_3e_">[6v]</text:span> l’outrage</text:p>
      <text:p text:style-name="_3c_l_3e_">Que t’avoit fait l’injuste sort.</text:p>
      <text:p text:style-name="_3c_l_3e_">Et l’avare sein de la mort</text:p>
      <text:p text:style-name="_3c_l_3e_">Te rend la beautez qui t’engage,</text:p>
      <text:p text:style-name="_3c_label_3e_">Au commencement jusqu’au Mor<text:line-break/>Fin<text:line-break/>Que de bruit sa</text:p>
      <text:p text:style-name="_3c_label_3e_">Récit</text:p>
      <text:p text:style-name="_3c_l_3e_"><text:span text:style-name="_3c_pb_3e_">[8r] </text:span>Mais son âme sensible à la seulle Euridice</text:p>
      <text:p text:style-name="_3c_l_3e_">Ne songe qu’au plaisir dans le terme est prochain :</text:p>
      <text:p text:style-name="_3c_l_3e_"><text:span text:style-name="_3c_pb_3e_">[8v]</text:span> Cessez, dit-il, cessez un éloge si vain.</text:p>
      <text:p text:style-name="_3c_label_3e_">Air gratieux</text:p>
      <text:p text:style-name="_3c_l_3e_">J’ay pour temoin de ma victoire</text:p>
      <text:p text:style-name="_3c_l_3e_">Les beaux yeux qui m’ont enflammé.</text:p>
      <text:p text:style-name="_3c_l_3e_">C’est le seul prix, la seulle gloire</text:p>
      <text:p text:style-name="_3c_l_3e_">Dont mon cœur puisse estre charmé</text:p>
      <text:p text:style-name="_3c_label_3e_">Violle</text:p>
      <text:p text:style-name="_3c_l_3e_">À ce penser flatteur, il s’esmeut, il se trouble,</text:p>
      <text:p text:style-name="_3c_l_3e_">Il cède enfin au violent transport</text:p>
      <text:p text:style-name="_3c_l_3e_">De sa flamme qui se redouble.</text:p>
      <text:p text:style-name="_3c_l_3e_">Attens, <text:span text:style-name="_3c_pb_3e_">[9v]</text:span> fais sur ton cœur encor quelques efforts !</text:p>
      <text:p text:style-name="_3c_l_3e_">C’en est fait, et les yeux d’Euridice,</text:p>
      <text:p text:style-name="_3c_l_3e_">Triste joues de l’infernal caprice,</text:p>
      <text:p text:style-name="_3c_l_3e_">Preste à quitter les sombres bords,</text:p>
      <text:p text:style-name="_3c_l_3e_">Une barbare <text:span text:style-name="_3c_pb_3e_">[10r]</text:span> main la retient chez les morts.</text:p>
      <text:p text:style-name="_3c_label_3e_">Fluttes et viol.</text:p>
      <text:p text:style-name="_3c_l_3e_"><text:soft-page-break/>En vain par des nouveaux accords</text:p>
      <text:p text:style-name="_3c_l_3e_">Ces malheureux espoux croit attendrir Mégere.</text:p>
      <text:p text:style-name="_3c_l_3e_"><text:span text:style-name="_3c_pb_3e_">[10v]</text:span> Elle est sourde, et ce n’est qu’à l’enfant de Cythere</text:p>
      <text:p text:style-name="_3c_l_3e_">Qu’il fait entendre ainsy sa plainte et ses remorts.</text:p>
      <text:p text:style-name="_3c_label_3e_">Air</text:p>
      <text:p text:style-name="_3c_l_3e_">Amour, amour, c’est toy qui fais mon crime,</text:p>
      <text:p text:style-name="_3c_l_3e_">C’est à toy de la reparer.</text:p>
      <text:p text:style-name="_3c_l_3e_">Des feux que tu sceus m’inspirer</text:p>
      <text:p text:style-name="_3c_l_3e_">Ma chere espouse est la victime</text:p>
      <text:p text:style-name="_3c_label_3e_">Violle</text:p>
      <text:p text:style-name="_3c_l_3e_"><text:span text:style-name="_3c_pb_3e_">[12r]</text:span> Amour, amour, c’est toy qui fais mon crime.</text:p>
      <text:p text:style-name="_3c_l_3e_">Vole aux Enfers le reparer !</text:p>
      <text:p text:style-name="_3c_l_3e_">Devoient-ils nous separer</text:p>
      <text:p text:style-name="_3c_l_3e_">Pour un transport si legitime ?</text:p>
      <text:p text:style-name="_3c_l_3e_">Amour, amour, c’est toy qui fais mon crime,</text:p>
      <text:p text:style-name="_3c_l_3e_">Ne scaurois-tu <text:span text:style-name="_3c_pb_3e_">[13r]</text:span> le reparer ?</text:p>
      <text:p text:style-name="_3c_label_3e_">Récitatif</text:p>
      <text:p text:style-name="_3c_l_3e_">Inutiles regrets à sa douleur mortelle</text:p>
      <text:p text:style-name="_3c_l_3e_">Tout l’abandonne sans retour.</text:p>
      <text:p text:style-name="_3c_l_3e_">Ce n’est plus qu’en quittant le jour</text:p>
      <text:p text:style-name="_3c_l_3e_"><text:span text:style-name="_3c_pb_3e_">[13v]</text:span> Qu’il peut rejoindre ce qu’il aime.</text:p>
      <text:p text:style-name="_3c_label_3e_">Air gay</text:p>
      <text:p text:style-name="_3c_l_3e_"><text:span text:style-name="_3c_pb_3e_">[14v]</text:span> En amour il est un moment</text:p>
      <text:p text:style-name="_3c_l_3e_">Marqué pour nostre recompense.</text:p>
      <text:p text:style-name="_3c_l_3e_"><text:span text:style-name="T3">Si </text:span>quelque fois par indolense</text:p>
      <text:p text:style-name="_3c_l_3e_">On eschappe ce point charmant,</text:p>
      <text:p text:style-name="_3c_l_3e_">Plus souvent <text:span text:style-name="_3c_pb_3e_">[14v]</text:span> encor un amant</text:p>
      <text:p text:style-name="_3c_l_3e_">Le perd par trop d’impatience.</text:p>
      <text:p text:style-name="_3c_l_3e_"><text:span text:style-name="_3c_pb_3e_">[15v]</text:span> De ses desirs impetueux</text:p>
      <text:p text:style-name="_3c_l_3e_">L’amant habile est toujours maistre.</text:p>
      <text:p text:style-name="_3c_l_3e_">Il tache avec <text:span text:style-name="_3c_pb_3e_">[16r]</text:span> soin de connoittre</text:p>
      <text:p text:style-name="_3c_l_3e_">L’instant qui doit combler ses vœux.</text:p>
      <text:p text:style-name="_3c_l_3e_">Tel aujourd’huy seroit heureux</text:p>
      <text:p text:style-name="_3c_l_3e_">S’il n’avoit voulu <text:span text:style-name="_3c_pb_3e_">[16v]</text:span> trop tost l’estre.</text:p>
      <text:p text:style-name="_3c_l_3e_"><text:span text:style-name="_3c_pb_3e_">[17r]</text:span> En amour il est un moment</text:p>
      <text:p text:style-name="_3c_l_3e_">Marqué pour nostre recompense</text:p>
      <text:p text:style-name="_3c_l_3e_">Si quelque fois par indolence</text:p>
      <text:p text:style-name="_3c_l_3e_">On eschappe ce point charmant,</text:p>
      <text:p text:style-name="_3c_l_3e_">Plus souvent encor un amant</text:p>
      <text:p text:style-name="_3c_l_3e_">Le perd par trop d’impatience.</text:p>
      <text:p text:style-name="_3c_l_3e_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c_label_3e_" style:display-name="&lt;label&gt;" style:family="paragraph" style:parent-style-name="Standard">
      <style:paragraph-properties fo:margin-left="1cm" fo:margin-right="1cm" fo:text-indent="0cm" style:auto-text-indent="false"/>
      <style:text-properties fo:font-style="italic"/>
    </style:style>
    <style:style style:name="_3c_l_3e_" style:display-name="&lt;l&gt;" style:family="paragraph" style:parent-style-name="Standard">
      <style:paragraph-properties fo:text-align="end" style:justify-single-word="false"/>
    </style:style>
    <style:style style:name="_3c_pb_3e_" style:display-name="&lt;pb&gt;" style:family="text">
      <style:text-properties fo:color="#ff3333" style:text-position="sub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09T11:15:47.07</meta:creation-date>
    <dc:date>2020-07-13T15:21:58.812469091</dc:date>
    <meta:editing-duration>PT57M4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86" meta:word-count="515" meta:character-count="2967" meta:non-whitespace-character-count="2538"/>
  </office:meta>
</office:document-meta>
</file>